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32p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12.181cm" svg:x="1.924cm" svg:y="3.259cm" presentation:class="subtitle" presentation:user-transformed="true">
          <draw:text-box>
            <text:p text:style-name="P1">BECCKS</text:p>
            <text:p text:style-name="P1"/>
            <text:p text:style-name="P1"><text:span text:style-name="T1">B</text:span><text:span text:style-name="T2">aptisten</text:span> (cje: connection junge erwachsene)</text:p>
            <text:p text:style-name="P1"><text:span text:style-name="T1">E</text:span><text:span text:style-name="T2">SG</text:span> (Evangelische Studentengemeinde)</text:p>
            <text:p text:style-name="P1"><text:span text:style-name="T1">C</text:span><text:span text:style-name="T2">VJM</text:span> (Christlicher Verein Junger Menschen)</text:p>
            <text:p text:style-name="P1"><text:span text:style-name="T1">C</text:span><text:span text:style-name="T2">ampus</text:span> für Christus</text:p>
            <text:p text:style-name="P1"><text:span text:style-name="T1">K</text:span><text:span text:style-name="T2">SG</text:span> (Katholische Studentengemeinde)</text:p>
            <text:p text:style-name="P1"><text:span text:style-name="T1">S</text:span><text:span text:style-name="T2">MD</text:span> (Studentenmission Deutschland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5:45:47.223239090</meta:creation-date>
    <dc:date>2017-11-05T15:49:56.301144151</dc:date>
    <meta:editing-duration>PT4M11S</meta:editing-duration>
    <meta:editing-cycles>1</meta:editing-cycles>
    <meta:document-statistic meta:object-count="24"/>
    <meta:generator>LibreOffice/5.1.6.2$Linux_x86 LibreOffice_project/10m0$Build-2</meta:generator>
  </office:meta>
</office:document-meta>
</file>